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Безинтервала" style:family="paragraph">
      <style:text-properties style:font-name="Times New Roman" fo:font-size="10pt" style:font-size-asian="10pt" style:font-size-complex="10pt"/>
    </style:style>
    <style:style style:name="P3" style:parent-style-name="Безинтервала" style:family="paragraph">
      <style:text-properties style:font-name="Times New Roman" fo:font-size="10pt" style:font-size-asian="10pt" style:font-size-complex="10pt"/>
    </style:style>
    <style:style style:name="P4" style:parent-style-name="Безинтервала" style:family="paragraph">
      <style:text-properties style:font-name="Times New Roman" fo:font-size="10pt" style:font-size-asian="10pt" style:font-size-complex="10pt"/>
    </style:style>
    <style:style style:name="P5" style:parent-style-name="Безинтервала" style:family="paragraph">
      <style:text-properties style:font-name="Times New Roman" fo:font-size="10pt" style:font-size-asian="10pt" style:font-size-complex="10pt"/>
    </style:style>
    <style:style style:name="P6" style:parent-style-name="Безинтервала" style:family="paragraph">
      <style:text-properties style:font-name="Times New Roman" fo:font-size="10pt" style:font-size-asian="10pt" style:font-size-complex="10pt"/>
    </style:style>
    <style:style style:name="P7" style:parent-style-name="Безинтервала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P25" style:parent-style-name="Безинтервала" style:family="paragraph">
      <style:text-properties style:font-name="Times New Roman" fo:font-size="10pt" style:font-size-asian="10pt" style:font-size-complex="10pt"/>
    </style:style>
    <style:style style:name="T2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2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5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6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6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66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7" style:parent-style-name="Основнойшрифтабзаца" style:family="text">
      <style:text-properties style:font-name="Times New Roman" fo:font-size="18pt" style:font-size-asian="18pt" style:font-size-complex="18pt"/>
    </style:style>
    <style:style style:name="P68" style:parent-style-name="Безинтервала" style:family="paragraph">
      <style:text-properties style:font-name="Times New Roman" fo:font-size="10pt" style:font-size-asian="10pt" style:font-size-complex="10pt"/>
    </style:style>
    <style:style style:name="P69" style:parent-style-name="Безинтервала" style:family="paragraph">
      <style:text-properties style:font-name="Times New Roman" fo:font-size="10pt" style:font-size-asian="10pt" style:font-size-complex="10pt"/>
    </style:style>
    <style:style style:name="P70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71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72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73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74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75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76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77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78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79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80" style:parent-style-name="Безинтервала" style:family="paragraph">
      <style:paragraph-properties fo:margin-left="0.2958in">
        <style:tab-stops/>
      </style:paragraph-properties>
      <style:text-properties style:font-name="Times New Roman" fo:font-size="10pt" style:font-size-asian="10pt" style:font-size-complex="10pt"/>
    </style:style>
    <style:style style:name="P81" style:parent-style-name="Безинтервала" style:family="paragraph">
      <style:paragraph-properties fo:margin-left="0.2958in">
        <style:tab-stops/>
      </style:paragraph-properties>
      <style:text-properties style:font-name="Times New Roman" fo:font-size="10pt" style:font-size-asian="10pt" style:font-size-complex="10pt"/>
    </style:style>
    <style:style style:name="P82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83" style:parent-style-name="Безинтервала" style:family="paragraph">
      <style:text-properties style:font-name="Times New Roman" fo:font-size="10pt" style:font-size-asian="10pt" style:font-size-complex="10pt"/>
    </style:style>
    <style:style style:name="P84" style:parent-style-name="Безинтервала" style:family="paragraph">
      <style:text-properties style:font-name="Times New Roman" fo:font-size="10pt" style:font-size-asian="10pt" style:font-size-complex="10pt"/>
    </style:style>
    <style:style style:name="P85" style:parent-style-name="Безинтервала" style:family="paragraph">
      <style:text-properties style:font-name="Times New Roman" fo:font-size="10pt" style:font-size-asian="10pt" style:font-size-complex="10pt"/>
    </style:style>
    <style:style style:name="P86" style:parent-style-name="Безинтервала" style:family="paragraph">
      <style:paragraph-properties>
        <style:tab-stops>
          <style:tab-stop style:type="left" style:position="0in"/>
          <style:tab-stop style:type="right" style:position="6.4965in"/>
        </style:tab-stops>
      </style:paragraph-properties>
    </style:style>
    <style:style style:name="T8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8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9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9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92" style:parent-style-name="Безинтервала" style:family="paragraph">
      <style:paragraph-properties>
        <style:tab-stops>
          <style:tab-stop style:type="right" style:position="6.4965in"/>
        </style:tab-stops>
      </style:paragraph-properties>
    </style:style>
    <style:style style:name="T9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Сервис плюс</text:p>
      <text:p text:style-name="P2"/>
      <text:p text:style-name="P3">{% load crm_tags %}г. Серпухов, ул. Советская д.78а, офис 3</text:p>
      <text:p text:style-name="P4">Тел.: 8 (916) 259-69-24</text:p>
      <text:p text:style-name="P5">Режим работы: пн-пт с 9:00-20:00 часов, сб-вс с 10:00-16:00 часов</text:p>
      <text:p text:style-name="P6"/>
      <text:p text:style-name="P7"><text:span text:style-name="T8">Квитанция № {{<text:s/></text:span><text:span text:style-name="T9">object</text:span><text:span text:style-name="T10">.</text:span><text:span text:style-name="T11">pk</text:span><text:span text:style-name="T12"><text:s/>}} от {{<text:s/></text:span><text:span text:style-name="T13">object</text:span><text:span text:style-name="T14">.</text:span><text:span text:style-name="T15">created</text:span><text:span text:style-name="T16">|</text:span><text:span text:style-name="T17">date</text:span><text:span text:style-name="T18">:'</text:span><text:span text:style-name="T19">d</text:span><text:span text:style-name="T20"><text:s/></text:span><text:span text:style-name="T21">E</text:span><text:span text:style-name="T22"><text:s/></text:span><text:span text:style-name="T23">Y</text:span><text:span text:style-name="T24">' }}</text:span></text:p>
      <text:p text:style-name="P25"/>
      <text:p text:style-name="Безинтервала"><text:span text:style-name="T26">Клиент</text:span><text:span text:style-name="T27">:</text:span><text:span text:style-name="T28"><text:s/>{{ object.client_name }}, {{ object.client_phone }}</text:span></text:p>
      <text:p text:style-name="Безинтервала"><text:span text:style-name="T29">Устройство</text:span><text:span text:style-name="T30">:</text:span><text:span text:style-name="T31"><text:s/>{{ object.brand }} {{ object.model }}</text:span></text:p>
      <text:p text:style-name="Безинтервала"><text:span text:style-name="T32">Ориентировочная</text:span><text:span text:style-name="T33"><text:s/></text:span><text:span text:style-name="T34">дата</text:span><text:span text:style-name="T35"><text:s/></text:span><text:span text:style-name="T36">готовности</text:span><text:span text:style-name="T37">:</text:span><text:span text:style-name="T38"><text:s/>{{ object.estimated_date|date:'d E Y' }}</text:span></text:p>
      <text:p text:style-name="Безинтервала"><text:span text:style-name="T39">Ориентировочная</text:span><text:span text:style-name="T40"><text:s/></text:span><text:span text:style-name="T41">стоим</text:span><text:span text:style-name="T42">ость</text:span><text:span text:style-name="T43">:</text:span><text:span text:style-name="T44"><text:s/>{{ object.estimated_cost|price }}</text:span></text:p>
      <text:p text:style-name="Безинтервала"><text:span text:style-name="T45">Предоплата</text:span><text:span text:style-name="T46">:</text:span><text:span text:style-name="T47"><text:s/>{{ object.gain|price }}</text:span></text:p>
      <text:p text:style-name="Безинтервала"><text:span text:style-name="T48">Серийный</text:span><text:span text:style-name="T49"><text:s/></text:span><text:span text:style-name="T50">номер</text:span><text:span text:style-name="T51">:</text:span><text:span text:style-name="T52"><text:s/>{{ object.imei }}</text:span></text:p>
      <text:p text:style-name="Безинтервала"><text:span text:style-name="T53">Комплектация</text:span><text:span text:style-name="T54">:</text:span><text:span text:style-name="T55"><text:s/>{{ object.kit }}</text:span></text:p>
      <text:p text:style-name="Безинтервала"><text:span text:style-name="T56">Заметки</text:span><text:span text:style-name="T57"><text:s/></text:span><text:span text:style-name="T58">приемщика</text:span><text:span text:style-name="T59">:</text:span><text:span text:style-name="T60"><text:s/>{{ object.note }}</text:span></text:p>
      <text:p text:style-name="Безинтервала"><text:span text:style-name="T61">Дефект</text:span><text:span text:style-name="T62">:</text:span><text:span text:style-name="T63"><text:s/>{{ object.problem }}</text:span></text:p>
      <text:p text:style-name="Безинтервала"><text:span text:style-name="T64">Телефон ранее был в ремонте</text:span><text:span text:style-name="T65">:</text:span><text:span text:style-name="T66"><text:s/></text:span><text:span text:style-name="T67">□</text:span></text:p>
      <text:p text:style-name="P68"/>
      <text:p text:style-name="P69"/>
      <text:list text:style-name="LFO1" text:continue-numbering="true">
        <text:list-item>
          <text:p text:style-name="P70">Оборудование с согласия Заказчика, принято без<text:s/>разборки и проверки неисправностей, без проверки внутренних повреждений. Заказчик согласен, что все неисправности и внутренние повреждения, которые могут быть обнаружены в оборудовании при его техническом обслуживании, возникли до приема оборудования по этой квитанции.</text:p>
        </text:list-item>
        <text:list-item>
          <text:p text:style-name="P71">Заказчик доверяет проведение дефектации в свое отсутствие.</text:p>
        </text:list-item>
        <text:list-item>
          <text:p text:style-name="P72">Гарантия распространяется ТОЛЬКО на выполненные работы и замененные запчасти. Гарантия не распространяется на аппараты, которые подвергались воздействию жидкости или механическому воздействию<text:s/>(удар, падение), а также в случае неквалифицированного ремонта сторонними ремонтными организациями.</text:p>
        </text:list-item>
        <text:list-item>
          <text:p text:style-name="P73">В случае отказа Заказчика от ремонта после проведения диагностических работ и установления причины неисправности сданного оборудования, Заказчик обязуется оплатить диагностику оборудования<text:s/>согласно прейскуранту.</text:p>
        </text:list-item>
        <text:list-item>
          <text:p text:style-name="P74">Срок проведения диагностики изделия от<text:s/>одного<text:s/>до десяти рабочих дней, со дня поступления его в сервисный центр.</text:p>
        </text:list-item>
        <text:list-item>
          <text:p text:style-name="P75">Срок выполнения ремонта (выполнения ремонтных работ по устранению недостатка) составляет до 20 рабочих дней при условии наличия необходимых запасных частей (з/ч) на складе. В случае заказа з/ч, срок ремонта может быть увеличен на срок от 7 до 60 рабочих дней.</text:p>
        </text:list-item>
        <text:list-item>
          <text:p text:style-name="P76">Заказчик обязуется оплатить предварительно согласованные работы в течении пяти дней со дня уведомления о готовности.<text:s/>С шестого дня, хранение готового оборудования составляет 3 % от стоимости выполненных работ.</text:p>
        </text:list-item>
        <text:list-item>
          <text:p text:style-name="P77">Максимальный срок хранения готового оборудования<text:s/>составляет<text:s/>три месяца.<text:s/>Далее сервисный центр в праве реализовать устройство для покрытия убытков.</text:p>
        </text:list-item>
        <text:list-item>
          <text:p text:style-name="P78">Мастерская оставляет за собой право в одностороннем порядке отказать в ремонте оборудования без объяснения причины принятого решения.</text:p>
        </text:list-item>
        <text:list-item>
          <text:p text:style-name="P79">Окончательная стоимость ремонта может быть установлена только после проведения диагностики. При приеме оборудования в ремонт согласовывается только предварительная стоимость работ.</text:p>
        </text:list-item>
      </text:list>
      <text:p text:style-name="P80">КЛИЕНТ ПРИНИМАЕТ НА СЕБЯ ВЕСЬ РИСК, СВЯЗАННЫЙ С ПРОЯВЛЕНИЕМ В ПРОЦЕССЕ РЕМОНТА <text:s text:c="2"/>НЕИСПРАВНОСТЕЙ, НЕ УКАЗАННЫХ В КВИТАНЦИИ.</text:p>
      <text:p text:style-name="P81">В СЛУЧАЕ ОТКАЗА ЗАКАЗЧИКА ОТ РЕМОНТА ПОСЛЕ ПРОВЕДЕНИЯ ДИАГНОСТИЧЕСКИХ РАБОТ И УСТАНОВЛЕНИЯ ПРЧИНЫ НЕИСПРАВНОСТИ СДАННОГО ОБОРУДОВАНИЯ, ЗАКАЗЧИК ОБЯЗУЕТСЯ ОПЛАТИТЬ ДИАГНОСТИКУ ОБОРУДОВАНИЯ.</text:p>
      <text:list text:style-name="LFO1" text:continue-numbering="true">
        <text:list-item>
          <text:p text:style-name="P82">С информацией, указанной в статье 8-10 Закона РФ о ЗПП№2300-1, потребитель ознакомлен.</text:p>
        </text:list-item>
      </text:list>
      <text:p text:style-name="P83"/>
      <text:p text:style-name="P84"/>
      <text:p text:style-name="P85"/>
      <text:p text:style-name="P86"><text:span text:style-name="T87">Приемщик</text:span><text:span text:style-name="T88">: __________ {{ user.get_full_name }}</text:span><text:span text:style-name="T89"><text:tab/></text:span><text:span text:style-name="T90">Заказчик</text:span><text:span text:style-name="T91">: __________ {{ object.client_name }}</text:span></text:p>
      <text:p text:style-name="P92"><text:span text:style-name="T93"><text:tab/></text:span><text:span text:style-name="T94">с условиями ремонта ознакомлен и согласен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</meta:initial-creator>
    <dc:creator>mini</dc:creator>
    <meta:creation-date>2017-05-24T19:03:00Z</meta:creation-date>
    <dc:date>2018-08-28T15:58:00Z</dc:date>
    <meta:template xlink:href="Normal.dotm" xlink:type="simple"/>
    <meta:editing-cycles>15</meta:editing-cycles>
    <meta:editing-duration>PT5160S</meta:editing-duration>
    <meta:document-statistic meta:page-count="1" meta:paragraph-count="6" meta:word-count="468" meta:character-count="3130" meta:row-count="22" meta:non-whitespace-character-count="2668"/>
  </office:meta>
</office:document-meta>
</file>